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FC0000073BB84573654B9FF79F.png" manifest:media-type="image/png"/>
  <manifest:file-entry manifest:full-path="Pictures/100000010000020C0000014C635F70231DEB5856.png" manifest:media-type="image/png"/>
  <manifest:file-entry manifest:full-path="Pictures/10000001000002940000014C8555D1BC43BB026D.png" manifest:media-type="image/png"/>
  <manifest:file-entry manifest:full-path="Pictures/10000001000001FD000002D00BF91A561CFFF368.png" manifest:media-type="image/png"/>
  <manifest:file-entry manifest:full-path="Pictures/10000001000003DA000002FA7E3E559B095946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81cm" svg:stroke-color="#000000" draw:marker-start-width="0.322cm" draw:marker-end="Arrowheads_20_3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000000" draw:marker-start-width="0.322cm" draw:marker-end="Arrowheads_20_4" draw:marker-end-width="0.4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2cm" draw:marker-end="Arrowheads_20_6" draw:marker-end-width="0.422cm" draw:fill="none" draw:textarea-vertical-align="middle" fo:padding-top="0.166cm" fo:padding-bottom="0.166cm" fo:padding-left="0.291cm" fo:padding-right="0.291cm"/>
    </style:style>
    <style:style style:name="gr14" style:family="graphic" style:parent-style-name="objectwithoutfill">
      <style:graphic-properties svg:stroke-width="0.081cm" svg:stroke-color="#000000" draw:marker-start-width="0.322cm" draw:marker-end="Arrowheads_20_9" draw:marker-end-width="0.422cm" draw:fill="none" draw:textarea-vertical-align="middle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5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934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50pt" fo:font-weight="bold" style:font-size-asian="50pt" style:font-weight-asian="bold" style:font-size-complex="5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Textfeld 3" draw:style-name="gr1" draw:text-style-name="P2" draw:layer="layout" svg:width="9.795cm" svg:height="1.013cm" svg:x="0.309cm" svg:y="0.412cm">
          <text:p text:style-name="P1"><text:span text:style-name="T1">Matrikelnummer: </text:span><text:span text:style-name="T2">123456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2" draw:text-style-name="P2" draw:layer="layout" svg:width="9.795cm" svg:height="1.013cm" svg:x="23.705cm" svg:y="0.487cm">
          <text:p text:style-name="P3"><text:span text:style-name="T1">Christopher Bes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542cm" svg:height="0.962cm" svg:x="9.458cm" svg:y="17.5cm">
          <draw:text-box>
            <text:p text:style-name="P4">Square</text:p>
          </draw:text-box>
        </draw:frame>
        <draw:frame draw:style-name="gr4" draw:text-style-name="P6" xml:id="id1" draw:id="id1" draw:layer="layout" svg:width="2.5cm" svg:height="1.932cm" svg:x="17.189cm" svg:y="11.973cm">
          <draw:image xlink:href="Pictures/10000001000003DA000002FA7E3E559B095946AE.png" xlink:type="simple" xlink:show="embed" xlink:actuate="onLoad" draw:mime-type="image/png">
            <text:p/>
          </draw:image>
        </draw:frame>
        <draw:frame draw:style-name="gr4" draw:text-style-name="P6" xml:id="id3" draw:id="id3" draw:layer="layout" svg:width="1.768cm" svg:height="2.5cm" svg:x="17.962cm" svg:y="15cm">
          <draw:image xlink:href="Pictures/10000001000001FD000002D00BF91A561CFFF368.png" xlink:type="simple" xlink:show="embed" xlink:actuate="onLoad" draw:mime-type="image/png">
            <text:p/>
          </draw:image>
        </draw:frame>
        <draw:connector draw:style-name="gr5" draw:text-style-name="P6" draw:layer="layout" draw:type="curve" svg:x1="19.689cm" svg:y1="12.939cm" svg:x2="22.684cm" svg:y2="15.367cm" draw:start-shape="id1" draw:start-glue-point="1" draw:end-shape="id2" draw:end-glue-point="3" svg:d="M19689 12939c2247 0 750 2428 2995 2428" svg:viewBox="0 0 2996 2429">
          <text:p/>
        </draw:connector>
        <draw:connector draw:style-name="gr6" draw:text-style-name="P6" draw:layer="layout" draw:type="curve" svg:x1="19.73cm" svg:y1="16.25cm" svg:x2="22.684cm" svg:y2="15.367cm" draw:start-shape="id3" draw:start-glue-point="1" draw:end-shape="id2" draw:end-glue-point="3" svg:d="M19730 16250c2215 0 739-883 2954-883" svg:viewBox="0 0 2955 884">
          <text:p/>
        </draw:connector>
        <draw:frame draw:style-name="gr7" draw:text-style-name="P7" draw:layer="layout" svg:width="2.792cm" svg:height="0.962cm" svg:x="17.189cm" svg:y="13.905cm">
          <draw:text-box>
            <text:p><text:span text:style-name="T3">Earable</text:span></text:p>
          </draw:text-box>
        </draw:frame>
        <draw:frame draw:style-name="gr8" draw:text-style-name="P7" draw:layer="layout" svg:width="2.5cm" svg:height="0.97cm" svg:x="17.462cm" svg:y="17.53cm">
          <draw:text-box>
            <text:p><text:span text:style-name="T3">Phone</text:span></text:p>
          </draw:text-box>
        </draw:frame>
        <draw:frame draw:style-name="gr9" draw:text-style-name="P8" xml:id="id4" draw:id="id4" draw:layer="layout" svg:width="4.481cm" svg:height="1.673cm" svg:x="28.981cm" svg:y="11.368cm">
          <draw:text-box>
            <text:p text:style-name="P4"><text:span text:style-name="T3">New</text:span></text:p>
            <text:p text:style-name="P4"><text:span text:style-name="T3">System </text:span><text:span text:style-name="T3">State</text:span></text:p>
          </draw:text-box>
        </draw:frame>
        <draw:frame draw:style-name="gr10" draw:text-style-name="P9" draw:layer="layout" svg:width="5.265cm" svg:height="0.962cm" svg:x="22.789cm" svg:y="17.038cm">
          <draw:text-box>
            <text:p><text:span text:style-name="T3">Correc</text:span><text:span text:style-name="T3">tion </text:span><text:span text:style-name="T3">Step</text:span></text:p>
          </draw:text-box>
        </draw:frame>
        <draw:frame draw:style-name="gr4" draw:text-style-name="P6" xml:id="id2" draw:id="id2" draw:layer="layout" svg:width="5.816cm" svg:height="2.925cm" svg:x="22.684cm" svg:y="13.905cm">
          <draw:image xlink:href="Pictures/10000001000002940000014C8555D1BC43BB026D.png" xlink:type="simple" xlink:show="embed" xlink:actuate="onLoad" draw:mime-type="image/png">
            <text:p/>
          </draw:image>
        </draw:frame>
        <draw:connector draw:style-name="gr11" draw:text-style-name="P6" draw:layer="layout" draw:type="curve" svg:x1="28.5cm" svg:y1="15.367cm" svg:x2="31.221cm" svg:y2="13.041cm" draw:start-shape="id2" draw:start-glue-point="1" draw:end-shape="id4" draw:end-glue-point="2" svg:d="M28500 15367c1814 0 2721-775 2721-2326" svg:viewBox="0 0 2722 2327">
          <text:p/>
        </draw:connector>
        <draw:frame draw:style-name="gr4" draw:text-style-name="P6" xml:id="id5" draw:id="id5" draw:layer="layout" svg:width="4.5cm" svg:height="2.851cm" svg:x="23.13cm" svg:y="8cm">
          <draw:image xlink:href="Pictures/100000010000020C0000014C635F70231DEB5856.png" xlink:type="simple" xlink:show="embed" xlink:actuate="onLoad" draw:mime-type="image/png">
            <text:p/>
          </draw:image>
        </draw:frame>
        <draw:frame draw:style-name="gr12" draw:text-style-name="P9" draw:layer="layout" svg:width="5.163cm" svg:height="0.962cm" svg:x="22.837cm" svg:y="10.868cm">
          <draw:text-box>
            <text:p><text:span text:style-name="T3">Prediction Step</text:span></text:p>
          </draw:text-box>
        </draw:frame>
        <draw:connector draw:style-name="gr13" draw:text-style-name="P6" draw:layer="layout" draw:type="curve" svg:x1="27.63cm" svg:y1="9.425cm" svg:x2="31.221cm" svg:y2="11.368cm" draw:start-shape="id5" draw:start-glue-point="1" draw:end-shape="id4" draw:end-glue-point="0" svg:d="M27630 9425c2394 0 3591 647 3591 1943" svg:viewBox="0 0 3592 1944">
          <text:p/>
        </draw:connector>
        <draw:frame draw:style-name="gr9" draw:text-style-name="P8" xml:id="id6" draw:id="id6" draw:layer="layout" svg:width="4.481cm" svg:height="1.673cm" svg:x="15.5cm" svg:y="8.962cm">
          <draw:text-box>
            <text:p text:style-name="P4"><text:span text:style-name="T3">Old</text:span></text:p>
            <text:p text:style-name="P4"><text:span text:style-name="T3">System State</text:span></text:p>
          </draw:text-box>
        </draw:frame>
        <draw:connector draw:style-name="gr14" draw:text-style-name="P6" draw:layer="layout" draw:type="curve" svg:x1="19.981cm" svg:y1="9.798cm" svg:x2="23.13cm" svg:y2="9.425cm" draw:start-shape="id6" draw:start-glue-point="1" draw:end-shape="id5" draw:end-glue-point="3" svg:d="M19981 9798c2362 0 788-373 3149-373" svg:viewBox="0 0 3150 374">
          <text:p/>
        </draw:connector>
        <draw:frame draw:style-name="gr15" draw:text-style-name="P7" draw:layer="layout" svg:width="12cm" svg:height="4.747cm" svg:x="10.933cm" svg:y="0.9cm">
          <draw:text-box>
            <text:list text:style-name="L2">
              <text:list-header>
                <text:p><text:span text:style-name="T4">earable_pdr</text:span></text:p>
                <text:p><text:span text:style-name="T5"/></text:p>
              </text:list-header>
              <text:list-item>
                <text:p>Map your walked path without GPS</text:p>
              </text:list-item>
              <text:list-item>
                <text:p>Earable → heading</text:p>
              </text:list-item>
              <text:list-item>
                <text:p>Phone in pocket → walking pace</text:p>
              </text:list-item>
            </text:list>
          </draw:text-box>
        </draw:frame>
        <draw:connector draw:style-name="gr14" draw:text-style-name="P6" draw:layer="layout" draw:type="curve" svg:x1="19.981cm" svg:y1="9.798cm" svg:x2="22.684cm" svg:y2="15.367cm" draw:start-shape="id6" draw:start-glue-point="1" draw:end-shape="id2" draw:end-glue-point="3" svg:d="M19981 9798c2028 0 677 5569 2703 5569" svg:viewBox="0 0 2704 5570">
          <text:p/>
        </draw:connector>
        <draw:frame draw:style-name="gr16" draw:text-style-name="P5" draw:layer="layout" svg:width="2cm" svg:height="0.962cm" svg:x="4cm" svg:y="17.5cm">
          <draw:text-box>
            <text:p text:style-name="P4">IKEA</text:p>
          </draw:text-box>
        </draw:frame>
        <draw:frame draw:style-name="gr17" draw:text-style-name="P10" draw:layer="layout" svg:width="7.081cm" svg:height="1.826cm" svg:x="4cm" svg:y="5.674cm">
          <draw:text-box>
            <text:p><text:span text:style-name="T6">Examples</text:span></text:p>
          </draw:text-box>
        </draw:frame>
        <draw:frame draw:style-name="gr18" draw:text-style-name="P10" draw:layer="layout" svg:width="9.434cm" svg:height="1.826cm" svg:x="20cm" svg:y="5.674cm">
          <draw:text-box>
            <text:p><text:span text:style-name="T6">Kalman Filter</text:span></text:p>
          </draw:text-box>
        </draw:frame>
        <draw:frame draw:style-name="gr4" draw:text-style-name="P6" draw:layer="layout" svg:width="11.385cm" svg:height="9.163cm" svg:x="2.115cm" svg:y="8cm">
          <draw:image xlink:href="Pictures/10000001000008FC0000073BB84573654B9FF79F.png" xlink:type="simple" xlink:show="embed" xlink:actuate="onLoad" draw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</text:span><text:span text:style-name="MT2">telform</text:span><text:span text:style-name="MT2">at </text:span><text:span text:style-name="MT2">bearbeit</text:span><text:span text:style-name="MT2">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Tobias Roeddiger</meta:initial-creator>
    <meta:editing-cycles>16</meta:editing-cycles>
    <meta:creation-date>2023-11-28T08:12:02</meta:creation-date>
    <dc:date>2025-01-12T18:54:25.040252946</dc:date>
    <meta:editing-duration>PT22H20M29S</meta:editing-duration>
    <meta:generator>LibreOffice/7.4.7.2$Linux_X86_64 LibreOffice_project/40$Build-2</meta:generator>
    <meta:document-statistic meta:object-count="47"/>
    <meta:user-defined meta:name="AppVersion">16.0000</meta:user-defined>
    <meta:user-defined meta:name="PresentationFormat">Breitbild</meta:user-defined>
    <meta:user-defined meta:name="Slides" meta:value-type="float">1</meta:user-defined>
  </office:meta>
</office:document-meta>
</file>